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2.05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4.1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2.434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false" draw:auto-grow-width="false" fo:min-height="2.19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false" draw:auto-grow-width="false" fo:min-height="1.347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3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32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false" draw:auto-grow-width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false" draw:auto-grow-width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fals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false" draw:auto-grow-width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false" draw:auto-grow-width="false" fo:min-height="1.458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draw:auto-grow-width="false" fo:min-height="1.85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88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21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draw:auto-grow-height="true" draw:auto-grow-width="false" fo:min-height="1.566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true" draw:auto-grow-width="false" fo:min-height="3.66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draw:auto-grow-height="true" draw:auto-grow-width="false" fo:min-height="1.937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 office:value-type="date" office:date-value="2009-06-04">
            <text:p>04.06.2009</text:p>
          </table:table-cell>
          <table:table-cell table:formula="of:=homework_totals" office:value-type="float" office:value="32.25">
            <text:p>32</text:p>
          </table:table-cell>
          <table:table-cell/>
          <table:table-cell office:value-type="float" office:value="-5">
            <text:p>-5</text:p>
          </table:table-cell>
          <table:table-cell table:formula="of:=[.E6]+[.F6]+[.G6]" office:value-type="float" office:value="27.25">
            <text:p>27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2.894cm" svg:height="0.596cm" svg:x="17.345cm" svg:y="5.715cm" draw:caption-point-x="-0.61cm" draw:caption-point-y="1.06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 office:value-type="date" office:date-value="2009-06-02">
            <text:p>02.06.2009</text:p>
          </table:table-cell>
          <table:table-cell table:formula="of:=homework_totals" office:value-type="float" office:value="45">
            <text:p>45</text:p>
          </table:table-cell>
          <table:table-cell table:formula="of:=(9+5+8+7)*5/4" office:value-type="float" office:value="36.25">
            <text:p>36.25</text:p>
          </table:table-cell>
          <table:table-cell table:formula="of:=5-5" office:value-type="float" office:value="0">
            <office:annotation draw:style-name="gr2" draw:text-style-name="P2" svg:width="2.894cm" svg:height="0.991cm" svg:x="17.345cm" svg:y="6.165cm" draw:caption-point-x="-0.61cm" draw:caption-point-y="1.06cm">
              <dc:date>2009-06-05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f:=[.E16]+[.F16]+[.G16]" office:value-type="float" office:value="81.25">
            <text:p>81</text:p>
          </table:table-cell>
          <table:table-cell office:value-type="float" office:value="4">
            <text:p>4</text:p>
          </table:table-cell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5-27">
            <text:p>27.05.2009</text:p>
          </table:table-cell>
          <table:table-cell office:value-type="date" office:date-value="2009-06-03">
            <text:p>03.06.2009</text:p>
          </table:table-cell>
          <table:table-cell table:formula="of:=homework_totals" office:value-type="float" office:value="38.3333333333333">
            <text:p>38</text:p>
          </table:table-cell>
          <table:table-cell table:formula="of:=(0+9+8+7)*5/4" office:value-type="float" office:value="30">
            <text:p>30</text:p>
          </table:table-cell>
          <table:table-cell office:value-type="float" office:value="10">
            <office:annotation draw:style-name="gr1" draw:text-style-name="P2" svg:width="2.894cm" svg:height="0.596cm" svg:x="17.345cm" svg:y="7.964cm" draw:caption-point-x="-0.61cm" draw:caption-point-y="1.06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">
            <text:p>27</text:p>
          </table:table-cell>
          <table:table-cell table:formula="of:=(10+8+6+6)*5/4" office:value-type="float" office:value="37.5">
            <text:p>37.5</text:p>
          </table:table-cell>
          <table:table-cell/>
          <table:table-cell table:formula="of:=[.E21]+[.F21]+[.G21]" office:value-type="float" office:value="64.5">
            <text:p>65</text:p>
          </table:table-cell>
          <table:table-cell/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30.8333333333333">
            <text:p>31</text:p>
          </table:table-cell>
          <table:table-cell table:formula="of:=(8+6+10+8)*5/4" office:value-type="float" office:value="40">
            <text:p>40</text:p>
          </table:table-cell>
          <table:table-cell/>
          <table:table-cell table:formula="of:=[.E22]+[.F22]+[.G22]" office:value-type="float" office:value="70.8333333333333">
            <text:p>71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27">
            <text:p>27</text:p>
          </table:table-cell>
          <table:table-cell table:number-columns-repeated="2"/>
          <table:table-cell table:formula="of:=[.E23]+[.F23]+[.G23]" office:value-type="float" office:value="27">
            <text:p>27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 office:value-type="percentage" office:value="0.9">
            <office:annotation draw:style-name="gr3" draw:text-style-name="P2" svg:width="6.689cm" svg:height="2.571cm" svg:x="8.339cm" svg:y="1.163cm" draw:caption-point-x="-0.61cm" draw:caption-point-y="1.511cm">
              <dc:date>2009-06-09T00:00:00</dc:date>
              <text:p text:style-name="P2">-console output is CSV</text:p>
              <text:p text:style-name="P2">-shared places are not properly displayed (6 &amp; -)</text:p>
              <text:p text:style-name="P2">-decathlon.properties is not deployment-ready</text:p>
              <text:p text:style-name="P2">-commons.cli</text:p>
            </office:annotation>
            <text:p>90%</text:p>
          </table:table-cell>
          <table:table-cell office:value-type="float" office:value="7">
            <office:annotation draw:style-name="gr4" draw:text-style-name="P2" svg:width="7.844cm" svg:height="3.369cm" svg:x="10.597cm" svg:y="1.163cm" draw:caption-point-x="-0.61cm" draw:caption-point-y="1.511cm">
              <dc:date>2009-06-10T00:00:00</dc:date>
              <text:p text:style-name="P2">+Athlete, Result, DecathlonData</text:p>
              <text:p text:style-name="P2">+DecathlonParameters (aka Disciplines) enum</text:p>
              <text:p text:style-name="P2">-static DecathlonPointsCalculator with duplicated lines</text:p>
              <text:p text:style-name="P2">-Result has all discipline scores as separete fields</text:p>
              <text:p text:style-name="P2">-no validation in model classes</text:p>
              <text:p text:style-name="P2">-separate model for JAXB</text:p>
            </office:annotation>
            <text:p>7</text:p>
          </table:table-cell>
          <table:table-cell office:value-type="float" office:value="6">
            <office:annotation draw:style-name="gr5" draw:text-style-name="P2" svg:width="6.521cm" svg:height="4.324cm" svg:x="12.855cm" svg:y="1.163cm" draw:caption-point-x="-0.61cm" draw:caption-point-y="1.511cm">
              <dc:date>2009-06-10T00:00:00</dc:date>
              <text:p text:style-name="P2">-static classes InputHandler, OutputHandler</text:p>
              <text:p text:style-name="P2">-OutputHandler responsible for position calculation</text:p>
              <text:p text:style-name="P2">-no common interfaces for IO</text:p>
              <text:p text:style-name="P2">-static Helper</text:p>
            </office:annotation>
            <text:p>6</text:p>
          </table:table-cell>
          <table:table-cell office:value-type="float" office:value="9">
            <office:annotation draw:style-name="gr1" draw:text-style-name="P2" svg:width="2.899cm" svg:height="3.756cm" svg:x="15.113cm" svg:y="1.163cm" draw:caption-point-x="-0.61cm" draw:caption-point-y="1.511cm">
              <dc:date>2009-06-10T00:00:00</dc:date>
              <text:p text:style-name="P2">+relatively clean main()</text:p>
              <text:p text:style-name="P2">-code duplication</text:p>
              <text:p text:style-name="P2">-JAXB, required creation of separete model classes</text:p>
              <text:p text:style-name="P2">-overengineering with threads</text:p>
            </office:annotation>
            <text:p>9</text:p>
          </table:table-cell>
          <table:table-cell office:value-type="float" office:value="7">
            <office:annotation draw:style-name="gr1" draw:text-style-name="P2" svg:width="2.899cm" svg:height="1.386cm" svg:x="17.371cm" svg:y="1.163cm" draw:caption-point-x="-0.61cm" draw:caption-point-y="1.511cm">
              <dc:date>2009-06-10T00:00:00</dc:date>
              <text:p text:style-name="P2">-all methods 'throws Exception'</text:p>
            </office:annotation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6:.I6])*5/6*[.C6]" office:value-type="float" office:value="32.25">
            <text:p>3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 office:value-type="percentage" office:value="1">
            <office:annotation draw:style-name="gr6" draw:text-style-name="P2" svg:width="4.43cm" svg:height="2.634cm" svg:x="8.339cm" svg:y="5.662cm" draw:caption-point-x="-0.61cm" draw:caption-point-y="1.51cm">
              <dc:date>2009-06-05T00:00:00</dc:date>
              <text:p text:style-name="P1"><text:span text:style-name="T1">Locale hardcoded</text:span></text:p>
              <text:p text:style-name="P1"><text:span text:style-name="T1">Overconfiguration – must use the default locale instead</text:span></text:p>
            </office:annotation>
            <text:p>100%</text:p>
          </table:table-cell>
          <table:table-cell office:value-type="float" office:value="9">
            <office:annotation draw:style-name="gr7" draw:text-style-name="P2" svg:width="7.429cm" svg:height="3.348cm" svg:x="10.597cm" svg:y="5.662cm" draw:caption-point-x="-0.61cm" draw:caption-point-y="1.51cm">
              <dc:date>2009-06-05T00:00:00</dc:date>
              <text:p text:style-name="P1"><text:span text:style-name="T1">+Country</text:span></text:p>
              <text:p text:style-name="P1"><text:span text:style-name="T1">+Event enum + calculation</text:span></text:p>
              <text:p text:style-name="P1"><text:span text:style-name="T1">-byte eventNr is used instead of Event???</text:span></text:p>
              <text:p text:style-name="P1"><text:span text:style-name="T1">-Name stores name and firts/last separately???</text:span></text:p>
              <text:p text:style-name="P1"><text:span text:style-name="T1">+BirthDate</text:span></text:p>
              <text:p text:style-name="P1"><text:span text:style-name="T1">+Athlete, but contains results</text:span></text:p>
              <text:p text:style-name="P1"><text:span text:style-name="T1">-place is inside of Athlete</text:span></text:p>
            </office:annotation>
            <text:p>9</text:p>
          </table:table-cell>
          <table:table-cell office:value-type="float" office:value="8">
            <office:annotation draw:style-name="gr8" draw:text-style-name="P2" svg:width="9.244cm" svg:height="3.295cm" svg:x="12.855cm" svg:y="5.662cm" draw:caption-point-x="-0.61cm" draw:caption-point-y="1.51cm">
              <dc:date>2009-06-05T00:00:00</dc:date>
              <text:p text:style-name="P1"><text:span text:style-name="T1">+clean main()</text:span></text:p>
              <text:p text:style-name="P1"><text:span text:style-name="T1">+interfaces</text:span></text:p>
              <text:p text:style-name="P1"><text:span text:style-name="T1">-MySqlDataReader – bad name, not actually MySQL specific</text:span></text:p>
              <text:p text:style-name="P1"><text:span text:style-name="T1">-InputOutputProvider hardcodes all known IO classes</text:span></text:p>
              <text:p text:style-name="P1"><text:span text:style-name="T1">Date is converted to String, then back to Date</text:span></text:p>
            </office:annotation>
            <text:p>8</text:p>
          </table:table-cell>
          <table:table-cell office:value-type="float" office:value="10">
            <office:annotation draw:style-name="gr1" draw:text-style-name="P2" svg:width="2.897cm" svg:height="0.596cm" svg:x="15.113cm" svg:y="5.662cm" draw:caption-point-x="-0.61cm" draw:caption-point-y="1.51cm">
              <dc:date>2009-06-05T00:00:00</dc:date>
              <text:p text:style-name="P1"><text:span text:style-name="T1">+ListIterator</text:span></text:p>
            </office:annotation>
            <text:p>10</text:p>
          </table:table-cell>
          <table:table-cell office:value-type="float" office:value="7">
            <office:annotation draw:style-name="gr1" draw:text-style-name="P2" svg:width="2.897cm" svg:height="2.966cm" svg:x="17.371cm" svg:y="5.662cm" draw:caption-point-x="-0.61cm" draw:caption-point-y="1.51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</office:annotation>
            <text:p>7</text:p>
          </table:table-cell>
          <table:table-cell office:value-type="float" office:value="10">
            <office:annotation draw:style-name="gr1" draw:text-style-name="P2" svg:width="2.897cm" svg:height="0.991cm" svg:x="19.629cm" svg:y="5.662cm" draw:caption-point-x="-0.61cm" draw:caption-point-y="1.51cm">
              <dc:date>2009-06-05T00:00:00</dc:date>
              <text:p text:style-name="P1"><text:span text:style-name="T1">Fairly easily readable</text:span></text:p>
            </office:annotation>
            <text:p>10</text:p>
          </table:table-cell>
          <table:table-cell office:value-type="float" office:value="10">
            <office:annotation draw:style-name="gr9" draw:text-style-name="P2" svg:width="2.897cm" svg:height="1.386cm" svg:x="21.887cm" svg:y="5.662cm" draw:caption-point-x="-0.61cm" draw:caption-point-y="1.51cm">
              <dc:date>2009-06-05T00:00:00</dc:date>
              <text:p text:style-name="P1"><text:span text:style-name="T1">-no XMLUnit</text:span></text:p>
              <text:p text:style-name="P1"><text:span text:style-name="T1">+hsqldb</text:span></text:p>
              <text:p text:style-name="P1"><text:span text:style-name="T1">+good coverage</text:span></text:p>
            </office:annotation>
            <text:p>10</text:p>
          </table:table-cell>
          <table:table-cell table:formula="of:=SUM([.D16:.I16])*5/6*[.C16]" office:value-type="float" office:value="45">
            <text:p>4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 office:value-type="percentage" office:value="1">
            <text:p>100%</text:p>
          </table:table-cell>
          <table:table-cell office:value-type="float" office:value="7">
            <office:annotation draw:style-name="gr10" draw:text-style-name="P2" svg:width="2.896cm" svg:height="3.756cm" svg:x="10.597cm" svg:y="7.462cm" draw:caption-point-x="-0.61cm" draw:caption-point-y="1.51cm">
              <dc:date>2009-06-05T00:00:00</dc:date>
              <text:p text:style-name="P1"><text:span text:style-name="T1">+Position</text:span></text:p>
              <text:p text:style-name="P1"><text:span text:style-name="T1">+TimeResult, Decimal Result</text:span></text:p>
              <text:p text:style-name="P1"><text:span text:style-name="T1">-Absense of enum for disciplines, results in code duplication</text:span></text:p>
              <text:p text:style-name="P1"><text:span text:style-name="T1"/></text:p>
            </office:annotation>
            <text:p>7</text:p>
          </table:table-cell>
          <table:table-cell office:value-type="float" office:value="8">
            <office:annotation draw:style-name="gr11" draw:text-style-name="P2" svg:width="5.39cm" svg:height="1.735cm" svg:x="12.855cm" svg:y="7.462cm" draw:caption-point-x="-0.61cm" draw:caption-point-y="1.51cm">
              <dc:date>2009-06-02T00:00:00</dc:date>
              <text:p text:style-name="P1"><text:span text:style-name="T1">-All inputs and outputs are hardcoded in the main()</text:span></text:p>
            </office:annotation>
            <text:p>8</text:p>
          </table:table-cell>
          <table:table-cell office:value-type="float" office:value="9">
            <office:annotation draw:style-name="gr12" draw:text-style-name="P2" svg:width="7.921cm" svg:height="1.522cm" svg:x="15.113cm" svg:y="7.462cm" draw:caption-point-x="-0.61cm" draw:caption-point-y="1.51cm">
              <dc:date>2009-06-05T00:00:00</dc:date>
              <text:p text:style-name="P1"><text:span text:style-name="T1">Wrong naming convention in some places</text:span></text:p>
              <text:p text:style-name="P1"><text:span text:style-name="T1">Printf overuse</text:span></text:p>
              <text:p text:style-name="P1"><text:span text:style-name="T1"/></text:p>
            </office:annotation>
            <text:p>9</text:p>
          </table:table-cell>
          <table:table-cell office:value-type="float" office:value="8">
            <office:annotation draw:style-name="gr1" draw:text-style-name="P2" svg:width="2.897cm" svg:height="1.386cm" svg:x="17.371cm" svg:y="7.462cm" draw:caption-point-x="-0.61cm" draw:caption-point-y="1.51cm">
              <dc:date>2009-06-05T00:00:00</dc:date>
              <text:p text:style-name="P1"><text:span text:style-name="T1">+MyException – good class, bad name</text:span></text:p>
            </office:annotation>
            <text:p>8</text:p>
          </table:table-cell>
          <table:table-cell office:value-type="float" office:value="9">
            <text:p>9</text:p>
          </table:table-cell>
          <table:table-cell office:value-type="float" office:value="5">
            <office:annotation draw:style-name="gr1" draw:text-style-name="P2" svg:width="2.897cm" svg:height="1.781cm" svg:x="21.887cm" svg:y="7.462cm" draw:caption-point-x="-0.61cm" draw:caption-point-y="1.51cm">
              <dc:date>2009-06-05T00:00:00</dc:date>
              <text:p text:style-name="P1"><text:span text:style-name="T1">Low coverage</text:span></text:p>
              <text:p text:style-name="P1"><text:span text:style-name="T1">AssertTrue instead of assertEquals</text:span></text:p>
            </office:annotation>
            <text:p>5</text:p>
          </table:table-cell>
          <table:table-cell table:formula="of:=SUM([.D20:.I20])*5/6*[.C20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13" draw:text-style-name="P2" svg:width="6.547cm" svg:height="3.137cm" svg:x="8.339cm" svg:y="7.912cm" draw:caption-point-x="-0.61cm" draw:caption-point-y="1.51cm">
              <dc:date>2009-05-31T00:00:00</dc:date>
              <text:p text:style-name="P1"><text:span text:style-name="T1">Command line usage is not given to the user – impossible to use without examining the source</text:span></text:p>
              <text:p text:style-name="P1"><text:span text:style-name="T1">CSVWriter doesn't output CVS</text:span></text:p>
            </office:annotation>
            <text:p>90%</text:p>
          </table:table-cell>
          <table:table-cell office:value-type="float" office:value="7">
            <office:annotation draw:style-name="gr14" draw:text-style-name="P2" svg:width="5.473cm" svg:height="2.966cm" svg:x="10.597cm" svg:y="7.912cm" draw:caption-point-x="-0.61cm" draw:caption-point-y="1.51cm">
              <dc:date>2009-05-31T00:00:00</dc:date>
              <text:p text:style-name="P1"><text:span text:style-name="T1">-Sportman, contains Person?</text:span></text:p>
              <text:p text:style-name="P1"><text:span text:style-name="T1">-PlaceS contains Sportman?</text:span></text:p>
              <text:p text:style-name="P1"><text:span text:style-name="T1">+Competition</text:span></text:p>
              <text:p text:style-name="P1"><text:span text:style-name="T1">+Discipline enum</text:span></text:p>
              <text:p text:style-name="P1"><text:span text:style-name="T1">-Score knows differentiates some Disciplines (for questionable unit conversions)</text:span></text:p>
            </office:annotation>
            <text:p>7</text:p>
          </table:table-cell>
          <table:table-cell office:value-type="float" office:value="7">
            <office:annotation draw:style-name="gr15" draw:text-style-name="P2" svg:width="5.939cm" svg:height="3.323cm" svg:x="12.855cm" svg:y="7.912cm" draw:caption-point-x="-0.61cm" draw:caption-point-y="1.51cm">
              <dc:date>2009-06-02T00:00:00</dc:date>
              <text:p text:style-name="P1"><text:span text:style-name="T1">+SportmanLoader, SportmanWriter</text:span></text:p>
              <text:p text:style-name="P1"><text:span text:style-name="T1">-All inputs and outputs are hardcoded in the main()</text:span></text:p>
              <text:p text:style-name="P1"><text:span text:style-name="T1">-No programming to interfaces</text:span></text:p>
              <text:p text:style-name="P1"><text:span text:style-name="T1">-Correct behaviour depends on call order</text:span></text:p>
              <text:p text:style-name="P1"><text:span text:style-name="T1"/></text:p>
            </office:annotation>
            <text:p>7</text:p>
          </table:table-cell>
          <table:table-cell office:value-type="float" office:value="7">
            <office:annotation draw:style-name="gr16" draw:text-style-name="P2" svg:width="8.113cm" svg:height="3.588cm" svg:x="15.113cm" svg:y="7.912cm" draw:caption-point-x="-0.61cm" draw:caption-point-y="1.51cm">
              <dc:date>2009-05-31T00:00:00</dc:date>
              <text:p text:style-name="P1"><text:span text:style-name="T1">-Arrays instead of collections</text:span></text:p>
              <text:p text:style-name="P1"><text:span text:style-name="T1">-clone() overuse</text:span></text:p>
              <text:p text:style-name="P1"><text:span text:style-name="T1">+StringBuilder</text:span></text:p>
              <text:p text:style-name="P1"><text:span text:style-name="T1">- Dates passed as GregorianCalendars</text:span></text:p>
              <text:p text:style-name="P1"><text:span text:style-name="T1">+enum</text:span></text:p>
              <text:p text:style-name="P1"><text:span text:style-name="T1">-Bad usage of types</text:span></text:p>
              <text:p text:style-name="P1"><text:span text:style-name="T1">-Class.forName() for JDBC 4 driver</text:span></text:p>
              <text:p text:style-name="P1"><text:span text:style-name="T1">-hardcoded locale settings</text:span></text:p>
            </office:annotation>
            <text:p>7</text:p>
          </table:table-cell>
          <table:table-cell office:value-type="float" office:value="5">
            <office:annotation draw:style-name="gr17" draw:text-style-name="P2" svg:width="5.772cm" svg:height="2.176cm" svg:x="17.371cm" svg:y="7.912cm" draw:caption-point-x="-0.61cm" draw:caption-point-y="1.51cm">
              <dc:date>2009-05-31T00:00:00</dc:date>
              <text:p text:style-name="P1"><text:span text:style-name="T1">main() throws Exception</text:span></text:p>
              <text:p text:style-name="P1"><text:span text:style-name="T1">Some exceptions are handled</text:span></text:p>
              <text:p text:style-name="P1"><text:span text:style-name="T1">e.printStackTrace()</text:span></text:p>
              <text:p text:style-name="P1"><text:span text:style-name="T1">Writers throw internal exceptions out</text:span></text:p>
            </office:annotation>
            <text:p>5</text:p>
          </table:table-cell>
          <table:table-cell office:value-type="float" office:value="7">
            <office:annotation draw:style-name="gr18" draw:text-style-name="P2" svg:width="5.606cm" svg:height="1.785cm" svg:x="19.629cm" svg:y="7.912cm" draw:caption-point-x="-0.61cm" draw:caption-point-y="1.51cm">
              <dc:date>2009-05-31T00:00:00</dc:date>
              <text:p text:style-name="P1"><text:span text:style-name="T1">Many spelling mistakes</text:span></text:p>
              <text:p text:style-name="P1"><text:span text:style-name="T1">Noise in docs (“method aim is”)</text:span></text:p>
              <text:p text:style-name="P1"><text:span text:style-name="T1">Debugging code left in the classes</text:span></text:p>
            </office:annotation>
            <text:p>7</text:p>
          </table:table-cell>
          <table:table-cell office:value-type="float" office:value="3">
            <office:annotation draw:style-name="gr19" draw:text-style-name="P2" svg:width="6.54cm" svg:height="2.176cm" svg:x="21.887cm" svg:y="7.912cm" draw:caption-point-x="-0.61cm" draw:caption-point-y="1.51cm">
              <dc:date>2009-05-31T00:00:00</dc:date>
              <text:p text:style-name="P1"><text:span text:style-name="T1">Wrong location (under src, not test)</text:span></text:p>
              <text:p text:style-name="P1"><text:span text:style-name="T1">Low coverage, single class</text:span></text:p>
              <text:p text:style-name="P1"><text:span text:style-name="T1">Many (not working) tests written as main() methods</text:span></text:p>
              <text:p text:style-name="P1"><text:span text:style-name="T1"/></text:p>
            </office:annotation>
            <text:p>3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 office:value-type="percentage" office:value="1">
            <office:annotation draw:style-name="gr19" draw:text-style-name="P2" svg:width="5.696cm" svg:height="1.386cm" svg:x="8.339cm" svg:y="8.361cm" draw:caption-point-x="-0.61cm" draw:caption-point-y="1.51cm">
              <dc:date>2009-06-04T00:00:00</dc:date>
              <text:p text:style-name="P1"><text:span text:style-name="T1">-Usage is never displayed</text:span></text:p>
              <text:p text:style-name="P1"><text:span text:style-name="T1">-hardcoded date format</text:span></text:p>
            </office:annotation>
            <text:p>100%</text:p>
          </table:table-cell>
          <table:table-cell office:value-type="float" office:value="7">
            <office:annotation draw:style-name="gr20" draw:text-style-name="P2" svg:width="9.108cm" svg:height="4.148cm" svg:x="10.597cm" svg:y="8.361cm" draw:caption-point-x="-0.61cm" draw:caption-point-y="1.51cm">
              <dc:date>2009-06-04T00:00:00</dc:date>
              <text:p text:style-name="P1"><text:span text:style-name="T1">+Competition enum (but bad name)</text:span></text:p>
              <text:p text:style-name="P1"><text:span text:style-name="T1">+DecathleteScore</text:span></text:p>
              <text:p text:style-name="P1"><text:span text:style-name="T1">+DecathleteScoreKeeper (bad name, must be eg DecathletePositionInCompetition)</text:span></text:p>
              <text:p text:style-name="P1"><text:span text:style-name="T1">-much logic is outside of these classes</text:span></text:p>
              <text:p text:style-name="P1"><text:span text:style-name="T1">-many hardcoded knowledge of discipline attributes scattered in different places</text:span></text:p>
              <text:p text:style-name="P1"><text:span text:style-name="T1">-sorting logic is embedded in each InputProvider (TreeSet), which is not clear from its interface nor javadoc</text:span></text:p>
            </office:annotation>
            <text:p>7</text:p>
          </table:table-cell>
          <table:table-cell office:value-type="float" office:value="7">
            <office:annotation draw:style-name="gr21" draw:text-style-name="P2" svg:width="7.152cm" svg:height="2.929cm" svg:x="12.855cm" svg:y="8.361cm" draw:caption-point-x="-0.61cm" draw:caption-point-y="1.51cm">
              <dc:date>2009-06-04T00:00:00</dc:date>
              <text:p text:style-name="P1"><text:span text:style-name="T1">+clean main()</text:span></text:p>
              <text:p text:style-name="P1"><text:span text:style-name="T1">-overuse of static util methods</text:span></text:p>
              <text:p text:style-name="P1"><text:span text:style-name="T1">-Utils class has too many unrelated responsibilities</text:span></text:p>
              <text:p text:style-name="P1"><text:span text:style-name="T1">-parameter loading is messy</text:span></text:p>
              <text:p text:style-name="P1"><text:span text:style-name="T1">-params passed to interfaces as Object</text:span></text:p>
            </office:annotation>
            <text:p>7</text:p>
          </table:table-cell>
          <table:table-cell office:value-type="float" office:value="9">
            <office:annotation draw:style-name="gr22" draw:text-style-name="P2" svg:width="6.959cm" svg:height="2.188cm" svg:x="15.113cm" svg:y="8.361cm" draw:caption-point-x="-0.61cm" draw:caption-point-y="1.51cm">
              <dc:date>2009-06-04T00:00:00</dc:date>
              <text:p text:style-name="P1"><text:span text:style-name="T1">-java.sql.Timestamp for passing of Date</text:span></text:p>
              <text:p text:style-name="P1"><text:span text:style-name="T1">-Class.forName() for a JDBC 4 driver</text:span></text:p>
              <text:p text:style-name="P1"><text:span text:style-name="T1"/></text:p>
            </office:annotation>
            <text:p>9</text:p>
          </table:table-cell>
          <table:table-cell office:value-type="float" office:value="6">
            <office:annotation draw:style-name="gr23" draw:text-style-name="P2" svg:width="5.994cm" svg:height="2.321cm" svg:x="17.371cm" svg:y="8.361cm" draw:caption-point-x="-0.61cm" draw:caption-point-y="1.51cm">
              <dc:date>2009-06-05T00:00:00</dc:date>
              <text:p text:style-name="P1"><text:span text:style-name="T1">-throwing of generic Exceptions</text:span></text:p>
              <text:p text:style-name="P1"><text:span text:style-name="T1">-many methods carelessly declare “throws Exception”</text:span></text:p>
              <text:p text:style-name="P1"><text:span text:style-name="T1">-empty catch blocks, followed by ifs</text:span></text:p>
            </office:annotation>
            <text:p>6</text:p>
          </table:table-cell>
          <table:table-cell office:value-type="float" office:value="8">
            <office:annotation draw:style-name="gr1" draw:text-style-name="P2" svg:width="2.897cm" svg:height="2.571cm" svg:x="19.629cm" svg:y="8.361cm" draw:caption-point-x="-0.61cm" draw:caption-point-y="1.51cm">
              <dc:date>2009-06-04T00:00:00</dc:date>
              <text:p text:style-name="P1"><text:span text:style-name="T1">-Few docs</text:span></text:p>
              <text:p text:style-name="P1"><text:span text:style-name="T1">+Code generally readable</text:span></text:p>
              <text:p text:style-name="P1"><text:span text:style-name="T1">-except for the messy Util methods</text:span></text:p>
            </office:annotation>
            <text:p>8</text:p>
          </table:table-cell>
          <table:table-cell office:value-type="float" office:value="0">
            <text:p>0</text:p>
          </table:table-cell>
          <table:table-cell table:formula="of:=SUM([.D22:.I22])*5/6*[.C22]" office:value-type="float" office:value="30.8333333333333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 office:value-type="percentage" office:value="0.9">
            <office:annotation draw:style-name="gr1" draw:text-style-name="P2" svg:width="2.899cm" svg:height="0.596cm" svg:x="8.339cm" svg:y="8.81cm" draw:caption-point-x="-0.61cm" draw:caption-point-y="1.511cm">
              <dc:date>2009-06-09T00:00:00</dc:date>
              <text:p text:style-name="P2">Wrong scores</text:p>
            </office:annotation>
            <text:p>90%</text:p>
          </table:table-cell>
          <table:table-cell office:value-type="float" office:value="8">
            <office:annotation draw:style-name="gr24" draw:text-style-name="P2" svg:width="6.302cm" svg:height="2.571cm" svg:x="10.597cm" svg:y="8.81cm" draw:caption-point-x="-0.61cm" draw:caption-point-y="1.511cm">
              <dc:date>2009-06-09T00:00:00</dc:date>
              <text:p text:style-name="P2">+Event interface</text:p>
              <text:p text:style-name="P2">+FieldEvent, TrackEvent enums</text:p>
              <text:p text:style-name="P2">-code duplication in two separate enums (100% eaqual classes)</text:p>
              <text:p text:style-name="P2">+EventResult, contains computations</text:p>
              <text:p text:style-name="P2">+SportsmanWithResults</text:p>
            </office:annotation>
            <text:p>8</text:p>
          </table:table-cell>
          <table:table-cell office:value-type="float" office:value="6">
            <office:annotation draw:style-name="gr1" draw:text-style-name="P2" svg:width="2.899cm" svg:height="2.176cm" svg:x="12.855cm" svg:y="8.81cm" draw:caption-point-x="-0.61cm" draw:caption-point-y="1.511cm">
              <dc:date>2009-06-09T00:00:00</dc:date>
              <text:p text:style-name="P2">-No common interface for reading/writing</text:p>
              <text:p text:style-name="P2">+Anyway, code relatively clean</text:p>
            </office:annotation>
            <text:p>6</text:p>
          </table:table-cell>
          <table:table-cell office:value-type="float" office:value="7">
            <office:annotation draw:style-name="gr25" draw:text-style-name="P2" svg:width="5.942cm" svg:height="3.861cm" svg:x="15.113cm" svg:y="8.81cm" draw:caption-point-x="-0.61cm" draw:caption-point-y="1.511cm">
              <dc:date>2009-06-09T00:00:00</dc:date>
              <text:p text:style-name="P2">=Comparator instead of Comparable</text:p>
              <text:p text:style-name="P2">-Utils class</text:p>
              <text:p text:style-name="P2">-Usage of internal classes (compiler produces warnings)</text:p>
              <text:p text:style-name="P2"/>
            </office:annotation>
            <text:p>7</text:p>
          </table:table-cell>
          <table:table-cell office:value-type="float" office:value="6">
            <office:annotation draw:style-name="gr26" draw:text-style-name="P2" svg:width="7.675cm" svg:height="2.137cm" svg:x="17.371cm" svg:y="8.81cm" draw:caption-point-x="-0.61cm" draw:caption-point-y="1.511cm">
              <dc:date>2009-06-09T00:00:00</dc:date>
              <text:p text:style-name="P2">-System.exit() scattered in many places</text:p>
              <text:p text:style-name="P2">-catch (e) {throw e}</text:p>
              <text:p text:style-name="P2">-no finally for closing of resources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SUM([.D23:.I23])*5/6*[.C23]" office:value-type="float" office:value="27">
            <text:p>27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0">10/06/2009</text:date>, <text:time>00:2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initial-creator>Anton</meta:initial-creator>
    <meta:creation-date>2007-05-27T21:27:51</meta:creation-date>
    <dc:date>2009-06-10T00:28:15</dc:date>
    <dc:language>en-US</dc:language>
    <meta:editing-cycles>167</meta:editing-cycles>
    <meta:editing-duration>PT148H49M17S</meta:editing-duration>
    <dc:creator>Anton Keks</dc:creator>
    <meta:document-statistic meta:table-count="2" meta:cell-count="306" meta:object-count="0"/>
    <meta:user-defined meta:name="Info 1"/>
    <meta:user-defined meta:name="Info 2"/>
    <meta:user-defined meta:name="Info 3"/>
    <meta:user-defined meta:name="Info 4"/>
  </office:meta>
</office:document-meta>
</file>